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2.311in"/>
    </style:style>
    <style:style style:name="co3" style:family="table-column">
      <style:table-column-properties fo:break-before="auto" style:column-width="2.9917in"/>
    </style:style>
    <style:style style:name="co4" style:family="table-column">
      <style:table-column-properties fo:break-before="auto" style:column-width="1.4354in"/>
    </style:style>
    <style:style style:name="co5" style:family="table-column">
      <style:table-column-properties fo:break-before="auto" style:column-width="3.2799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0.8264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user Part #</text:p>
          </table:table-cell>
          <table:table-cell table:style-name="ce1" office:value-type="string">
            <text:p>Other Part #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Enclosure</text:p>
          </table:table-cell>
          <table:table-cell table:style-name="ce2" office:value-type="string">
            <text:p>.72 x 3.07 x 1.69 Extruded Enclsoure</text:p>
          </table:table-cell>
          <table:table-cell table:style-name="ce2" office:value-type="string">
            <text:p><text:a xlink:href="https://www.mouser.com/Search/ProductDetail.aspx?R=1455K1201virtualkey54600000virtualkey546-1455K1201" xlink:type="simple">546-1455K1201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B1</text:p>
          </table:table-cell>
          <table:table-cell office:value-type="string">
            <text:p>Rectifier</text:p>
          </table:table-cell>
          <table:table-cell table:style-name="ce2" office:value-type="string">
            <text:p>625-W005G-E4 </text:p>
          </table:table-cell>
          <table:table-cell table:number-columns-repeated="6"/>
        </table:table-row>
        <table:table-row table:style-name="ro3">
          <table:table-cell office:value-type="string">
            <text:p>C3</text:p>
          </table:table-cell>
          <table:table-cell office:value-type="string">
            <text:p>22pF</text:p>
          </table:table-cell>
          <table:table-cell table:style-name="ce2" office:value-type="string">
            <text:p><text:a xlink:href="http://www.mouser.com/Search/ProductDetail.aspx?R=SA102A220JARvirtualkey58110000virtualkey581-SA102A220JAR" xlink:type="simple">581-SA102A220JAR</text:a></text:p>
          </table:table-cell>
          <table:table-cell table:number-columns-repeated="6"/>
        </table:table-row>
        <table:table-row table:style-name="ro2">
          <table:table-cell office:value-type="string">
            <text:p>C4</text:p>
          </table:table-cell>
          <table:table-cell office:value-type="string">
            <text:p>22pF</text:p>
          </table:table-cell>
          <table:table-cell table:style-name="ce2" office:value-type="string">
            <text:p><text:a xlink:href="http://www.mouser.com/Search/ProductDetail.aspx?R=SA102A220JARvirtualkey58110000virtualkey581-SA102A220JAR" xlink:type="simple">581-SA102A220JAR</text:a></text:p>
          </table:table-cell>
          <table:table-cell table:number-columns-repeated="6"/>
        </table:table-row>
        <table:table-row table:style-name="ro3">
          <table:table-cell office:value-type="string">
            <text:p>C1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2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5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9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3">
          <table:table-cell office:value-type="string">
            <text:p>C8</text:p>
          </table:table-cell>
          <table:table-cell office:value-type="string">
            <text:p>330nF</text:p>
          </table:table-cell>
          <table:table-cell table:style-name="ce2" office:value-type="string">
            <text:p>810-FK18X5R1E334K </text:p>
          </table:table-cell>
          <table:table-cell table:number-columns-repeated="6"/>
        </table:table-row>
        <table:table-row table:style-name="ro3">
          <table:table-cell office:value-type="string">
            <text:p>C6</text:p>
          </table:table-cell>
          <table:table-cell office:value-type="string">
            <text:p>22uF</text:p>
          </table:table-cell>
          <table:table-cell table:style-name="ce2" office:value-type="string">
            <text:p>667-EEU-HD1H220B </text:p>
          </table:table-cell>
          <table:table-cell table:number-columns-repeated="6"/>
        </table:table-row>
        <table:table-row table:style-name="ro3">
          <table:table-cell office:value-type="string">
            <text:p>C7</text:p>
          </table:table-cell>
          <table:table-cell office:value-type="string">
            <text:p>2200uF</text:p>
          </table:table-cell>
          <table:table-cell table:style-name="ce2" office:value-type="string">
            <text:p>667-EEU-HD1E222B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D1</text:p>
          </table:table-cell>
          <table:table-cell office:value-type="string">
            <text:p>1N4148 Diode</text:p>
          </table:table-cell>
          <table:table-cell table:style-name="ce2" office:value-type="string">
            <text:p><text:a xlink:href="http://www.mouser.com/ProductDetail/Fairchild-Semiconductor/1N4148/?qs=sGAEpiMZZMudZehw8RjeZWbu6z6oTQTL" xlink:type="simple">512-1N4148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GB5V</text:p>
          </table:table-cell>
          <table:table-cell office:value-type="string">
            <text:p>2-pin Jump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GNDLFT</text:p>
          </table:table-cell>
          <table:table-cell office:value-type="string">
            <text:p>2-pin Jump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-IN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-OUT</text:p>
          </table:table-cell>
          <table:table-cell office:value-type="string">
            <text:p>3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5VDC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X4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ISP</text:p>
          </table:table-cell>
          <table:table-cell office:value-type="string">
            <text:p>2x3 D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R5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9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10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8</text:p>
          </table:table-cell>
          <table:table-cell office:value-type="string">
            <text:p>270 Ohm</text:p>
          </table:table-cell>
          <table:table-cell table:style-name="ce2" office:value-type="string">
            <text:p><text:a xlink:href="http://www.mouser.com/Search/ProductDetail.aspx?R=MF1%2F4DC2700Fvirtualkey66000000virtualkey660-MF1%2F4DC2700F" xlink:type="simple">660-MF1/4DC2700F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SW1</text:p>
          </table:table-cell>
          <table:table-cell office:value-type="string">
            <text:p>3-Position DIP</text:p>
          </table:table-cell>
          <table:table-cell table:style-name="ce2" office:value-type="string">
            <text:p>611-BD03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MIDI IN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 OUT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GBIO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IC1</text:p>
          </table:table-cell>
          <table:table-cell office:value-type="string">
            <text:p>AVR328</text:p>
          </table:table-cell>
          <table:table-cell table:style-name="ce2" office:value-type="string">
            <text:p><text:a xlink:href="http://www.mouser.com/Search/ProductDetail.aspx?R=ATMEGA328P-PUvirtualkey55650000virtualkey556-ATMEGA328P-PU" xlink:type="simple">556-ATMEGA328P-PU</text:a></text:p>
          </table:table-cell>
          <table:table-cell table:number-columns-repeated="6"/>
        </table:table-row>
        <table:table-row table:style-name="ro2">
          <table:table-cell office:value-type="string">
            <text:p>IC1 Socket</text:p>
          </table:table-cell>
          <table:table-cell office:value-type="string">
            <text:p>28-pin Narrow (.3”)</text:p>
          </table:table-cell>
          <table:table-cell table:style-name="ce2" office:value-type="string">
            <text:p><text:a xlink:href="http://www.mouser.com/Search/ProductDetail.aspx?R=4828-3004-CPvirtualkey51750000virtualkey517-4828-3004-CP" xlink:type="simple">517-4828-3004-CP</text:a></text:p>
          </table:table-cell>
          <table:table-cell table:number-columns-repeated="6"/>
        </table:table-row>
        <table:table-row table:style-name="ro1">
          <table:table-cell office:value-type="string">
            <text:p>IC2</text:p>
          </table:table-cell>
          <table:table-cell office:value-type="string">
            <text:p>7805</text:p>
          </table:table-cell>
          <table:table-cell table:number-columns-repeated="7"/>
        </table:table-row>
        <table:table-row table:style-name="ro2">
          <table:table-cell office:value-type="string">
            <text:p>OK1</text:p>
          </table:table-cell>
          <table:table-cell office:value-type="string">
            <text:p>6N138 Optocoupler</text:p>
          </table:table-cell>
          <table:table-cell table:style-name="ce2" office:value-type="string">
            <text:p><text:a xlink:href="http://www.mouser.com/Search/ProductDetail.aspx?R=6N138virtualkey61370000virtualkey782-6N138" xlink:type="simple">782-6N138</text:a></text:p>
          </table:table-cell>
          <table:table-cell table:number-columns-repeated="6"/>
        </table:table-row>
        <table:table-row table:style-name="ro2">
          <table:table-cell office:value-type="string">
            <text:p>OK1 Socket</text:p>
          </table:table-cell>
          <table:table-cell office:value-type="string">
            <text:p>8-pin DIP Socket</text:p>
          </table:table-cell>
          <table:table-cell table:style-name="ce2" office:value-type="string">
            <text:p><text:a xlink:href="http://www.mouser.com/Search/ProductDetail.aspx?R=4808-3000-CPvirtualkey51750000virtualkey517-4808-3000-CP" xlink:type="simple">517-4808-3000-CP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STEREO IN</text:p>
          </table:table-cell>
          <table:table-cell office:value-type="string">
            <text:p>3.5mm Audio Jack</text:p>
          </table:table-cell>
          <table:table-cell table:style-name="ce2" office:value-type="string">
            <text:p><text:a xlink:href="https://www.mouser.com/Search/ProductDetail.aspx?R=STX-3120-5Bvirtualkey51700000virtualkey806-STX-3120-5B" xlink:type="simple">806-STX-3120-5B</text:a></text:p>
          </table:table-cell>
          <table:table-cell table:number-columns-repeated="6"/>
        </table:table-row>
        <table:table-row table:style-name="ro3">
          <table:table-cell office:value-type="string">
            <text:p>MONO BALANCED OUT</text:p>
          </table:table-cell>
          <table:table-cell office:value-type="string">
            <text:p>1/4” TRS Jack</text:p>
          </table:table-cell>
          <table:table-cell table:style-name="ce2" office:value-type="string">
            <text:p><text:a xlink:href="https://www.mouser.com/Search/ProductDetail.aspx?R=NMJ6HFD2virtualkey56810000virtualkey550-20301" xlink:type="simple">550-20301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J1</text:p>
          </table:table-cell>
          <table:table-cell office:value-type="string">
            <text:p>2mm/5mm DC Jack</text:p>
          </table:table-cell>
          <table:table-cell table:style-name="ce2" office:value-type="string">
            <text:p><text:a xlink:href="http://www.mouser.com/ProductDetail/Kycon/KLDX-0202-A/?qs=sGAEpiMZZMv1TUPJeFpwbkvAqHjza%2FBr3%252bcZyVoKCLg%3D" xlink:type="simple">806-KLDX-0202-A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LED</text:p>
          </table:table-cell>
          <table:table-cell office:value-type="string">
            <text:p>3mm LED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Q1</text:p>
          </table:table-cell>
          <table:table-cell office:value-type="string">
            <text:p>16MHz OSC</text:p>
          </table:table-cell>
          <table:table-cell table:style-name="ce2" office:value-type="string">
            <text:p><text:a xlink:href="http://www.mouser.com/Search/ProductDetail.aspx?R=HC49US-16.000MABJ-UBvirtualkey69500000virtualkey695-HC49US-16-U" xlink:type="simple">695-HC49US-16-U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XFORMER</text:p>
          </table:table-cell>
          <table:table-cell office:value-type="string">
            <text:p>EDCOR PCW</text:p>
          </table:table-cell>
          <table:table-cell/>
          <table:table-cell office:value-type="string">
            <text:p>edcor.com</text:p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12:12:24</dc:date>
    <meta:generator>LibreOffice/4.0.1.2$MacOSX_x86 LibreOffice_project/84102822e3d61eb989ddd325abf1ac077904985</meta:generator>
    <meta:editing-duration>PT13M40S</meta:editing-duration>
    <meta:editing-cycles>2</meta:editing-cycles>
    <meta:document-statistic meta:table-count="1" meta:cell-count="117" meta:object-count="0"/>
  </office:meta>
</office:document-meta>
</file>